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officeooo:rsid="00206bb8" officeooo:paragraph-rsid="00206bb8"/>
    </style:style>
    <style:style style:name="P21" style:family="paragraph" style:parent-style-name="Text_20_body">
      <style:text-properties officeooo:rsid="0020b5dd" officeooo:paragraph-rsid="0020b5dd"/>
    </style:style>
    <style:style style:name="P22" style:family="paragraph" style:parent-style-name="Text_20_body">
      <style:text-properties officeooo:rsid="002151bd" officeooo:paragraph-rsid="002151bd"/>
    </style:style>
    <style:style style:name="P23" style:family="paragraph" style:parent-style-name="Text_20_body">
      <style:text-properties officeooo:paragraph-rsid="001ccaf4"/>
    </style:style>
    <style:style style:name="P24" style:family="paragraph" style:parent-style-name="Text_20_body">
      <style:text-properties officeooo:rsid="00230fc6" officeooo:paragraph-rsid="00230fc6"/>
    </style:style>
    <style:style style:name="P25" style:family="paragraph" style:parent-style-name="Text_20_body">
      <style:text-properties officeooo:rsid="0027bcf2" officeooo:paragraph-rsid="0027bcf2"/>
    </style:style>
    <style:style style:name="P26" style:family="paragraph" style:parent-style-name="Text_20_body">
      <style:text-properties officeooo:rsid="00284934" officeooo:paragraph-rsid="00284934"/>
    </style:style>
    <style:style style:name="P27" style:family="paragraph" style:parent-style-name="Text_20_body">
      <style:text-properties officeooo:rsid="002a4641" officeooo:paragraph-rsid="002a4641"/>
    </style:style>
    <style:style style:name="P28" style:family="paragraph" style:parent-style-name="Text_20_body">
      <style:text-properties officeooo:rsid="002ba77c" officeooo:paragraph-rsid="002ba77c"/>
    </style:style>
    <style:style style:name="P29" style:family="paragraph" style:parent-style-name="Text_20_body">
      <style:text-properties officeooo:paragraph-rsid="002a4641"/>
    </style:style>
    <style:style style:name="P30" style:family="paragraph" style:parent-style-name="Text_20_body">
      <style:text-properties officeooo:rsid="002c5af6" officeooo:paragraph-rsid="002c5af6"/>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309eca"/>
    </style:style>
    <style:style style:name="P33" style:family="paragraph" style:parent-style-name="Text_20_body">
      <style:text-properties officeooo:paragraph-rsid="002ba77c"/>
    </style:style>
    <style:style style:name="P34" style:family="paragraph" style:parent-style-name="Text_20_body">
      <style:text-properties officeooo:paragraph-rsid="002c5af6"/>
    </style:style>
    <style:style style:name="P35" style:family="paragraph" style:parent-style-name="Text_20_body">
      <style:text-properties officeooo:paragraph-rsid="001c78bb"/>
    </style:style>
    <style:style style:name="P36" style:family="paragraph" style:parent-style-name="Text_20_body">
      <style:text-properties officeooo:paragraph-rsid="0035c125"/>
    </style:style>
    <style:style style:name="P37" style:family="paragraph" style:parent-style-name="Text_20_body">
      <style:text-properties officeooo:rsid="0035c125" officeooo:paragraph-rsid="0035c125"/>
    </style:style>
    <style:style style:name="P38" style:family="paragraph" style:parent-style-name="Text_20_body">
      <style:text-properties officeooo:rsid="0037ac5e" officeooo:paragraph-rsid="0037ac5e"/>
    </style:style>
    <style:style style:name="P39" style:family="paragraph" style:parent-style-name="Subtitle">
      <style:text-properties officeooo:paragraph-rsid="002faebb"/>
    </style:style>
    <style:style style:name="P40" style:family="paragraph" style:parent-style-name="Subtitle">
      <style:text-properties fo:font-style="italic" officeooo:paragraph-rsid="002faebb" style:font-style-asian="italic" style:font-style-complex="italic"/>
    </style:style>
    <style:style style:name="P41" style:family="paragraph" style:parent-style-name="List_20_1">
      <style:text-properties officeooo:paragraph-rsid="002e038d"/>
    </style:style>
    <style:style style:name="P42" style:family="paragraph" style:parent-style-name="List_20_1">
      <style:text-properties officeooo:rsid="0037ac5e" officeooo:paragraph-rsid="0037ac5e"/>
    </style:style>
    <style:style style:name="P43" style:family="paragraph" style:parent-style-name="Footnote">
      <style:text-properties officeooo:rsid="00338798" officeooo:paragraph-rsid="00338798"/>
    </style:style>
    <style:style style:name="P44" style:family="paragraph" style:parent-style-name="Text_20_body" style:list-style-name="L2">
      <style:text-properties officeooo:rsid="00338798" officeooo:paragraph-rsid="00338798"/>
    </style:style>
    <style:style style:name="P45" style:family="paragraph" style:parent-style-name="Text_20_body" style:list-style-name="L2">
      <style:text-properties officeooo:rsid="003428af" officeooo:paragraph-rsid="003428af"/>
    </style:style>
    <style:style style:name="P46" style:family="paragraph" style:parent-style-name="Text_20_body" style:list-style-name="L6">
      <style:text-properties officeooo:rsid="001a049c" officeooo:paragraph-rsid="001a049c"/>
    </style:style>
    <style:style style:name="P47" style:family="paragraph" style:parent-style-name="Text_20_body" style:list-style-name="L8">
      <style:text-properties officeooo:rsid="0035c125" officeooo:paragraph-rsid="0035c125"/>
    </style:style>
    <style:style style:name="P48" style:family="paragraph" style:parent-style-name="Text_20_body" style:list-style-name="L9">
      <style:text-properties officeooo:rsid="001e494c" officeooo:paragraph-rsid="001e494c"/>
    </style:style>
    <style:style style:name="P49" style:family="paragraph" style:parent-style-name="Text_20_body" style:list-style-name="L9">
      <style:text-properties officeooo:rsid="00206bb8" officeooo:paragraph-rsid="00206bb8"/>
    </style:style>
    <style:style style:name="P50" style:family="paragraph" style:parent-style-name="Text_20_body" style:list-style-name="List_20_1">
      <style:text-properties officeooo:rsid="00230fc6" officeooo:paragraph-rsid="002e038d"/>
    </style:style>
    <style:style style:name="P51" style:family="paragraph" style:parent-style-name="Text_20_body" style:list-style-name="L11">
      <style:text-properties officeooo:rsid="002c5af6" officeooo:paragraph-rsid="002c5af6"/>
    </style:style>
    <style:style style:name="P52" style:family="paragraph" style:parent-style-name="Text_20_body">
      <style:paragraph-properties fo:break-before="page" fo:padding="0pt" fo:border="none" style:join-border="false"/>
      <style:text-properties officeooo:rsid="0039a5d9" officeooo:paragraph-rsid="0039a5d9"/>
    </style:style>
    <style:style style:name="P53" style:family="paragraph" style:parent-style-name="Text_20_body">
      <style:paragraph-properties fo:padding="0pt" fo:border="none" style:join-border="false"/>
      <style:text-properties officeooo:rsid="002e038d" officeooo:paragraph-rsid="002e038d"/>
    </style:style>
    <style:style style:name="P54" style:family="paragraph" style:parent-style-name="Text_20_body">
      <style:paragraph-properties fo:padding="0pt" fo:border="none" style:join-border="false"/>
      <style:text-properties officeooo:rsid="0039a5d9" officeooo:paragraph-rsid="0039a5d9"/>
    </style:style>
    <style:style style:name="P55" style:family="paragraph" style:parent-style-name="Text_20_body" style:list-style-name="L12">
      <style:paragraph-properties fo:padding="0pt" fo:border="none" style:join-border="false"/>
      <style:text-properties officeooo:rsid="0039a5d9" officeooo:paragraph-rsid="0039a5d9"/>
    </style:style>
    <style:style style:name="P56" style:family="paragraph" style:parent-style-name="Heading_20_1">
      <style:text-properties officeooo:paragraph-rsid="002faebb"/>
    </style:style>
    <style:style style:name="P57" style:family="paragraph" style:parent-style-name="Heading_20_2">
      <style:text-properties officeooo:rsid="00172c61" officeooo:paragraph-rsid="00172c61"/>
    </style:style>
    <style:style style:name="P58" style:family="paragraph" style:parent-style-name="Heading_20_3">
      <style:text-properties officeooo:rsid="00338798" officeooo:paragraph-rsid="00338798"/>
    </style:style>
    <style:style style:name="P59" style:family="paragraph" style:parent-style-name="Heading_20_3">
      <style:text-properties officeooo:paragraph-rsid="001a049c"/>
    </style:style>
    <style:style style:name="P60" style:family="paragraph" style:parent-style-name="Heading_20_3">
      <style:text-properties officeooo:paragraph-rsid="001f8202"/>
    </style:style>
    <style:style style:name="P61" style:family="paragraph" style:parent-style-name="Heading_20_3">
      <style:text-properties officeooo:rsid="0027bcf2" officeooo:paragraph-rsid="0027bcf2"/>
    </style:style>
    <style:style style:name="P62" style:family="paragraph" style:parent-style-name="List_20_1" style:list-style-name="L1">
      <style:text-properties officeooo:paragraph-rsid="002e038d"/>
    </style:style>
    <style:style style:name="P63" style:family="paragraph" style:parent-style-name="List_20_1" style:list-style-name="L1">
      <style:text-properties officeooo:rsid="00172c61" officeooo:paragraph-rsid="002e038d"/>
    </style:style>
    <style:style style:name="P64" style:family="paragraph" style:parent-style-name="List_20_1" style:list-style-name="L3">
      <style:text-properties officeooo:paragraph-rsid="002e038d"/>
    </style:style>
    <style:style style:name="P65" style:family="paragraph" style:parent-style-name="List_20_1" style:list-style-name="L3">
      <style:text-properties officeooo:rsid="001f8202" officeooo:paragraph-rsid="002e038d"/>
    </style:style>
    <style:style style:name="P66" style:family="paragraph" style:parent-style-name="List_20_1" style:list-style-name="L4">
      <style:text-properties officeooo:paragraph-rsid="002e038d"/>
    </style:style>
    <style:style style:name="P67" style:family="paragraph" style:parent-style-name="List_20_1" style:list-style-name="L4">
      <style:text-properties officeooo:rsid="0018ca36" officeooo:paragraph-rsid="002e038d"/>
    </style:style>
    <style:style style:name="P68" style:family="paragraph" style:parent-style-name="List_20_1" style:list-style-name="L5">
      <style:text-properties officeooo:paragraph-rsid="002e038d"/>
    </style:style>
    <style:style style:name="P69" style:family="paragraph" style:parent-style-name="List_20_1" style:list-style-name="L5">
      <style:text-properties officeooo:rsid="001a049c" officeooo:paragraph-rsid="002e038d"/>
    </style:style>
    <style:style style:name="P70" style:family="paragraph" style:parent-style-name="List_20_1" style:list-style-name="L7">
      <style:text-properties officeooo:paragraph-rsid="002e038d"/>
    </style:style>
    <style:style style:name="P71" style:family="paragraph" style:parent-style-name="List_20_1" style:list-style-name="L10">
      <style:text-properties officeooo:paragraph-rsid="002e038d"/>
    </style:style>
    <style:style style:name="P72" style:family="paragraph" style:parent-style-name="List_20_1" style:list-style-name="L10">
      <style:text-properties officeooo:rsid="001e843a" officeooo:paragraph-rsid="002e038d"/>
    </style:style>
    <style:style style:name="P73" style:family="paragraph" style:parent-style-name="List_20_1" style:list-style-name="List_20_1"/>
    <style:style style:name="P74" style:family="paragraph" style:parent-style-name="List_20_1" style:list-style-name="L11"/>
    <style:style style:name="P75" style:family="paragraph" style:parent-style-name="List_20_1" style:list-style-name="List_20_1">
      <style:text-properties officeooo:rsid="002e038d" officeooo:paragraph-rsid="002e038d"/>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officeooo:rsid="002faebb"/>
    </style:style>
    <style:style style:name="T27" style:family="text">
      <style:text-properties fo:font-style="normal" style:font-style-asian="normal" style:font-style-complex="normal"/>
    </style:style>
    <style:style style:name="T28" style:family="text">
      <style:text-properties fo:font-style="normal" officeooo:rsid="001ccaf4" style:font-style-asian="normal" style:font-style-complex="normal"/>
    </style:style>
    <style:style style:name="T29" style:family="text">
      <style:text-properties fo:font-size="10pt" officeooo:rsid="00309594" style:font-size-asian="10pt" style:font-size-complex="10pt"/>
    </style:style>
    <style:style style:name="T30" style:family="text">
      <style:text-properties fo:font-size="10pt" fo:font-style="normal" officeooo:rsid="002faebb" style:font-size-asian="10pt" style:font-style-asian="normal" style:font-size-complex="10pt" style:font-style-complex="normal"/>
    </style:style>
    <style:style style:name="T31" style:family="text">
      <style:text-properties fo:font-size="10pt" fo:font-style="normal" officeooo:rsid="00309594" style:font-size-asian="10pt" style:font-style-asian="normal" style:font-size-complex="10pt" style:font-style-complex="normal"/>
    </style:style>
    <style:style style:name="T32" style:family="text">
      <style:text-properties officeooo:rsid="00309594"/>
    </style:style>
    <style:style style:name="T33" style:family="text">
      <style:text-properties officeooo:rsid="00309eca"/>
    </style:style>
    <style:style style:name="T34" style:family="text">
      <style:text-properties officeooo:rsid="00329084"/>
    </style:style>
    <style:style style:name="T35" style:family="text">
      <style:text-properties fo:font-size="9pt" style:font-size-asian="9pt" style:font-size-complex="9pt"/>
    </style:style>
    <style:style style:name="T36" style:family="text">
      <style:text-properties fo:font-size="9pt" officeooo:rsid="00329084" style:font-size-asian="9pt" style:font-size-complex="9pt"/>
    </style:style>
    <style:style style:name="T37" style:family="text">
      <style:text-properties officeooo:rsid="002c5af6"/>
    </style:style>
    <style:style style:name="T38" style:family="text">
      <style:text-properties officeooo:rsid="00338798"/>
    </style:style>
    <style:style style:name="T39" style:family="text">
      <style:text-properties officeooo:rsid="003428af"/>
    </style:style>
    <style:style style:name="T40" style:family="text">
      <style:text-properties officeooo:rsid="0035c125"/>
    </style:style>
    <style:style style:name="T41" style:family="text">
      <style:text-properties officeooo:rsid="0037ac5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Gramc – Version 2.<text:span text:style-name="T26">1 </text:span><text:span text:style-name="T29">(</text:span><text:span text:style-name="T30">22 Mars 2019</text:span><text:span text:style-name="T31">)</text:span></text:h>
      <text:p text:style-name="P39">Gestion des Ressources et leur Attribution pour Mésocentres de Calcul</text:p>
      <text:p text:style-name="P40"/>
      <text:p text:style-name="P31"><text:span text:style-name="T9">Contact </text:span><text:span text:style-name="T32">: </text:span>emmanuel.courcelle@inp-toulouse.fr</text:p>
      <text:h text:style-name="P57"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43">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43">https://services.renater.fr/federation/index</text:p></text:note-body></text:note></text:span><text:span text:style-name="T2">. La sécurité peut donc être considérée comme bonne, et les données entrées par les utilisateurs sont considérées comme confidentielles. L</text:span>es <text:span text:style-name="T32">principales </text:span>fonctionnalités <text:span text:style-name="T2">sont décrites ci-dessous.</text:span></text:p>
      <text:h text:style-name="Heading_20_3" text:outline-level="3">Généralit<text:span text:style-name="T1">é</text:span>s</text:h>
      <text:list xml:id="list2268469894079439726" text:style-name="L1">
        <text:list-item>
          <text:p text:style-name="P62">Les utilisateurs peuvent demander des ressources (temps de calcul) en les justifiant sur un plan scientifique et en décrivant les besoins sur le plan technique.</text:p>
        </text:list-item>
        <text:list-item>
          <text:p text:style-name="P63">Les ressources sont attribuées sur la base d’un projet scientifique argumenté, durant une année civile (c’est-à-dire que toutes les attributions sont remises à zéro en début d’année).</text:p>
        </text:list-item>
        <text:list-item>
          <text:p text:style-name="P63">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63">Les demandes sont expertisées par un « comité d’attribution », qui décide de la <text:span text:style-name="T32">répartition</text:span> des ressources entre les projets.</text:p>
        </text:list-item>
        <text:list-item>
          <text:p text:style-name="P63">Tout au long de l’année, les utilisateurs peuvent demander une « rallonge », c’est-à-dire un petit nombre d’heures pour un projet à qui des ressources ont été attribuées mais qui se retrouve « à sec ».</text:p>
        </text:list-item>
        <text:list-item>
          <text:p text:style-name="P63">Tout au long de l’année <text:span text:style-name="T32">(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h>
      <text:p text:style-name="P42"><text:span text:style-name="Menu">Administrateur/bouton</text:span> Signale un lien ou un bouton accessible à partir du menu administrateur</text:p>
      <text:p text:style-name="P42"><text:span text:style-name="DEV">DEV </text:span>: Information utile uniquement du point-de-vue du développement de l’application</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2">doivent être</text:span> <text:span text:style-name="T38">inscrits dans la liste des collaborateurs du projet.</text:span></text:p>
      <text:p text:style-name="P2">Tous les utilisateurs de gramc <text:span text:style-name="T32">(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text:soft-page-break/>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58" text:outline-level="3">Utilisateurs gramc et utilisateurs du supercalculateur :</text:h>
      <text:list xml:id="list7269529806623207666" text:style-name="L2">
        <text:list-item>
          <text:p text:style-name="P44">A chaque projet enregistré dans gramc, correspond un groupe unix sur le supercalculateur :<text:line-break/>Au projet P1234 correspond le groupe unix p1234</text:p>
        </text:list-item>
        <text:list-item>
          <text:p text:style-name="P44">Les collaborateurs du projet gramc qui souhaitent faire des calculs auront un compte sur le supercalculateur. Le <text:span text:style-name="T39">nom de </text:span><text:s/>login est à la discrétion de l’admin système, et le groupe <text:span text:style-name="T39">de login (au sens </text:span>unix<text:span text:style-name="T39">)</text:span> sera p1234.</text:p>
        </text:list-item>
        <text:list-item>
          <text:p text:style-name="P45">Une personne participant à plusieurs projets aura plusieurs comptes. Cela permet une bonne étanchéité entre les projets, et donc une bonne sécurité.</text:p>
        </text:list-item>
        <text:list-item>
          <text:p text:style-name="P44">Pour entrer le nom de login dans gramc, on utilise l’api REST, cela permet d’intégrer facilement cette fonction aux scripts de création d’utilisateur. Voir plus bas pour les détails.</text:p>
        </text:list-item>
      </text:list>
      <text:h text:style-name="P59" text:outline-level="3">Les « demandeurs » :</text:h>
      <text:p text:style-name="P3">Tout utilisateur a les droits de « demandeur », c’est-à-dire qu’il peut être collaborateur d’un ou plusieurs projets. </text:p>
      <text:list xml:id="list1511601373161272407" text:style-name="L3">
        <text:list-item>
          <text:p text:style-name="P64">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65">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2">et donc</text:span> finaliser la demande) un projet. Enfin, il pourra ajouter ou retirer des collaborateurs à un projet actif, et ce même en-dehors des sessions d’attribution.</text:p>
        </text:list-item>
      </text:list>
      <text:h text:style-name="P59"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7">il n’y a aucune sécurité à ce niveau :</text:span> en effet :</text:p>
      <text:list xml:id="list8467857131727360376" text:style-name="L4">
        <text:list-item>
          <text:p text:style-name="P66">Un utilisateur peut changer lui-même son profil, donc se donner de nouveaux droits.</text:p>
        </text:list-item>
        <text:list-item>
          <text:p text:style-name="P67">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39">Par ailleurs il n’y a aucun rapport entre les droits des utilisateurs sur gramc et les droits sur le supercalculateur, donc cela n’a pas d’impact sur la sécurité du supercalculateur.</text:span></text:p>
      <text:h text:style-name="P60" text:outline-level="3">Les administrateurs :</text:h>
      <text:p text:style-name="P6">Certains utilisateurs ont des droits d’administration dans gramc, ils peuvent alors :</text:p>
      <text:list xml:id="list5026712365727051296" text:style-name="L5">
        <text:list-item>
          <text:p text:style-name="P68">Gérer les utilisateurs gramc (créer, supprimer, changer le profil, donner des droits supplémentaires (expert, administrateur, président)<text:span text:style-name="T38">)</text:span></text:p>
        </text:list-item>
        <text:list-item>
          <text:p text:style-name="P69">Avoir une vision globale sur l’ensemble des projets</text:p>
        </text:list-item>
        <text:list-item>
          <text:p text:style-name="P69">Générer des statistiques sur les projets déposés</text:p>
        </text:list-item>
        <text:list-item>
          <text:p text:style-name="P69">Supprimer les anciens projets (en particulier pour respecter l<text:span text:style-name="T38">e</text:span> RGPD)</text:p>
        </text:list-item>
        <text:list-item>
          <text:p text:style-name="P69"><text:soft-page-break/>Agir sur les tables annexes de l’application (laboratoires, thématiques etc)</text:p>
        </text:list-item>
        <text:list-item>
          <text:p text:style-name="P69">Accéder au journal d’utilisation</text:p>
        </text:list-item>
        <text:list-item>
          <text:p text:style-name="P69">…</text:p>
        </text:list-item>
      </text:list>
      <text:p text:style-name="P41"/>
      <text:p text:style-name="Text_20_body"><text:span text:style-name="Menu">Administrateurs/Utilisateurs</text:span> <text:span text:style-name="T8">Seul un administrateur</text:span> peut donner ou retirer le rôle d’administrateur.</text:p>
      <text:h text:style-name="P60" text:outline-level="3">Les experts :</text:h>
      <text:p text:style-name="Text_20_body">Certains utilisateurs sont enregistrés dans gramc comme « experts », <text:span text:style-name="T33">et sont éventuellement </text:span>associés à une ou plusieurs thématiques. <text:span text:style-name="T39">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59"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1">rôle </text:span></text:span><text:span text:style-name="Menu">président</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7494832661635084538" text:style-name="L6">
        <text:list-item>
          <text:p text:style-name="P46">A l’automne, il s’agit d’une <text:span text:style-name="T8">session d’attribution</text:span> de type A (<text:span text:style-name="Source_20_Text">19A</text:span> en Novembre 2018)</text:p>
        </text:list-item>
        <text:list-item>
          <text:p text:style-name="P46">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32">la manière suivante :</text:span></text:p>
      <text:p text:style-name="P10"><text:span text:style-name="Source_20_Text">P19001 </text:span>:</text:p>
      <text:p text:style-name="P10"><text:tab/><text:span text:style-name="Source_20_Text">P</text:span> <text:tab/>Projet « ordinaire » <text:span text:style-name="T32">(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2">(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1"> </text:span><text:span text:style-name="Source_20_Text">18BP18123 </text:span>A l’inverse des numéros de projet et de session, <text:span text:style-name="T16">le numéro de version n’apparaît presque jamais dans l’interface, il n’est pas connu des utilisateurs.</text:span></text:p>
      <text:h text:style-name="Heading_20_3" text:outline-level="3"><text:soft-page-break/>Les rallonges :</text:h>
      <text:p text:style-name="P23"><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On limite le nombre de rallonges à deux par version de projet (paramétrable).</text:span></text:p>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text:p>
      <text:p text:style-name="P9"><text:span text:style-name="DEV">DEV</text:span> La session passe en état <text:span text:style-name="Source_20_Text"><text:span text:style-name="T12">CREE_ATTENTE</text:span></text:span></text:p>
      <text:p text:style-name="P35"><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2"><text:span text:style-name="DEV">DEV</text:span> La session passe en état <text:span text:style-name="Source_20_Text">EDITION_</text:span><text:span text:style-name="Source_20_Text"><text:span text:style-name="T12">DEMANDE</text:span></text:span></text:p>
      <text:p text:style-name="P32">Lorsque la session <text:span text:style-name="T17">est dans cet état :</text:span></text:p>
      <text:list xml:id="list593941223202246940" text:style-name="L7">
        <text:list-item>
          <text:p text:style-name="P70"><text:span text:style-name="T17">Le lien </text:span><text:span text:style-name="Menu"><text:span text:style-name="T17">Demandeurs/nouveau projet</text:span></text:span><text:span text:style-name="T17"> devient actif pour tous les demandeurs</text:span></text:p>
        </text:list-item>
        <text:list-item>
          <text:p text:style-name="P70"><text:span text:style-name="T17">Le lien </text:span><text:span text:style-name="Menu"><text:span text:style-name="T17">Demandeurs/P19123/Renouvellement</text:span></text:span><text:span text:style-name="T17"> est actif tant que le projet n’a pas été renouvelé</text:span></text:p>
        </text:list-item>
        <text:list-item>
          <text:p text:style-name="P70"><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6">Les <text:span text:style-name="T40">demandeurs peuvent <text:s/>maintenant saisir le projet (nouveau projet ou renouvellement). Entre autres données, ils associent chaque projet à une thématique scientifique en cliquant sur un item d’une liste fermée. </text:span></text:p>
      <text:p text:style-name="P37">Les demandeurs remplissent le formulaire projet, qui est constitué de plusieurs parties.</text:p>
      <text:list xml:id="list5037515331647048374" text:style-name="L8">
        <text:list-item>
          <text:p text:style-name="P47">Généralités (collaborateurs etc.)</text:p>
        </text:list-item>
        <text:list-item>
          <text:p text:style-name="P47">Données scientifiques (description du projet etc.).</text:p>
        </text:list-item>
        <text:list-item>
          <text:p text:style-name="P47">Données techniques (logiciels nécessaires etc.)</text:p>
        </text:list-item>
        <text:list-item>
          <text:p text:style-name="P47">Demandes de formation</text:p>
        </text:list-item>
      </text:list>
      <text:p text:style-name="P36"><text:span text:style-name="T40">Certains champs du formulaire sont obligatoires, d’autres sont facultatifs. Lorsque tous les champs obligatoires sont remplis, le demandeur peut cliquer sur le bouton </text:span><text:span text:style-name="Menu"><text:span text:style-name="T40">Envoyer à l’expert</text:span></text:span><text:span text:style-name="T40">. Les experts associés à cette thématique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38">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text:span><text:soft-page-break/><text:span text:style-name="T3">lors plus saisir leurs demandes. Même si gramc connaît la date de fin des saisies, </text:span><text:span text:style-name="T7">rien ne se fait automatiquement. </text:span><text:span text:style-name="T28">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1">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8815262367000729472" text:style-name="L9">
        <text:list-item>
          <text:p text:style-name="P48">Un champ « commentaire interne » permet de saisir un commentaire confidentiel, destiné uniquement au comité d’attribution.</text:p>
        </text:list-item>
        <text:list-item>
          <text:p text:style-name="P48">Un champ « commentaire externe » permet de saisir un commentaire destiné au responsable du projet. La plupart du temps (mais pas toujours !) ces commentaires sont identiques.</text:p>
        </text:list-item>
        <text:list-item>
          <text:p text:style-name="P48">Un champ « heures » permet de saisir la proposition d’attribution, telle qu’elle sera défendue par l’expert lors de la réunion plénière du comité d’attribution.</text:p>
        </text:list-item>
        <text:list-item>
          <text:p text:style-name="P49"><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9">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8">Lorsqu<text:span text:style-name="T41">e le président ou l’expert </text:span>a cliqué sur ce menu,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5">N_ATTENTE</text:span></text:span></text:p>
      <text:p text:style-name="P13"><text:span text:style-name="Menu">Administrateur/Sessions/Activer la session</text:span><text:span text:style-name="T15"> <text:s/>Lorsque l’administrateur a cliqué sur ce bouton (début Janvier pour une session A), la session devient active. Cela signifie que :</text:span></text:p>
      <text:list xml:id="list5200184071712829499" text:style-name="L10">
        <text:list-item>
          <text:p text:style-name="P71">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72"><text:soft-page-break/>Il est à nouveau possible de créer des projets test.</text:p>
        </text:list-item>
      </text:list>
      <text:p text:style-name="P16"><text:span text:style-name="DEV">DEV</text:span> La session passe en état <text:span text:style-name="Source_20_Text"><text:span text:style-name="T12">ACTIF</text:span></text:span></text:p>
      <text:h text:style-name="Heading_20_2" text:outline-level="2">Les rallonges</text:h>
      <text:p text:style-name="P20">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1"><text:span text:style-name="Menu">Administrateurs/projets par session/P19123</text:span> Seul un administrateur peut créer une rallonge. Lorsqu’elle est créée, le demandeur peut la remplir et l’envoyer en expertise. </text:p>
      <text:p text:style-name="P21"><text:span text:style-name="Menu">Président/rallonge de ressources</text:span> Le président doit alors affecter un expert à cette rallonge. L<text:span text:style-name="T34">e</text:span> logiciel propose l’expert qui avait travaillé sur le projet, le président peut confirmer ce choix ou le modifier. L’expert concerné recevra un courrier lui demandant de se connecter pour expertiser la demande. </text:p>
      <text:p text:style-name="P21"><text:span text:style-name="Menu">Expert/19AP19123R1/Envoyer</text:span> Lorsque l’expert clique sur le bouton, un courriel est envoyé au président, qui est seul habilité à statuer définitivement en fonction des contraintes d’exploitation de la machine. </text:p>
      <text:p text:style-name="P21"><text:span text:style-name="Menu">Président/rallonge de ressources/19AP19123R2</text:span> Le président décide du nombre d’heures à accorder et envoie la décision à l’utilisateur</text:p>
      <text:h text:style-name="Heading_20_2" text:outline-level="2">Les projets tests</text:h>
      <text:p text:style-name="P21">Sauf en période d’attribution, il est possible de demander l’ouverture d’un projet test <text:span text:style-name="T19">(projet ayant un nombre d’heures très réduit) :</text:span></text:p>
      <text:p text:style-name="P21"><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2"><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4">Pour des raisons de sécurité, gramc ne cherchera jamais à se connecter sur le supercalculateur. Par contre, le supercalculateur se connecte régulièrement par des requêtes http à gramc, avec deux objectifs :</text:p>
      <text:list xml:id="list4080180555334102649" text:style-name="List_20_1">
        <text:list-item>
          <text:p text:style-name="P73">Synchroniser les bases de données d’utilisateurs entre gramc et le supercalculateur</text:p>
        </text:list-item>
        <text:list-item>
          <text:p text:style-name="P50">Renseigner gramc sur la consommation des ressources.</text:p>
        </text:list-item>
      </text:list>
      <text:h text:style-name="P61" text:outline-level="3">Sécurisation et Authentification</text:h>
      <text:p text:style-name="P25">Cette connexion est sécurisée par adresses IP et authentifiée par mot de passe.</text:p>
      <text:h text:style-name="Heading_20_4" text:outline-level="4"><text:span text:style-name="T22">Sécurisation</text:span> par adresse IP :</text:h>
      <text:p text:style-name="P25">On peut sécuriser l’API par adresse IP en mettant des instructions de contrôle d’accès dans la configuration apache :</text:p>
      <text:p text:style-name="Text_20_body"><text:soft-page-break/><text:span text:style-name="Source_20_Text">&lt;Location url-de-gramc/adminux&gt;<text:line-break/>…<text:line-break/>&lt;/Location&gt;</text:span></text:p>
      <text:h text:style-name="Heading_20_4" text:outline-level="4">Sécurisation par mot de passe :</text:h>
      <text:p text:style-name="P2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7">Requête : Collaborateurs d’un projet ayant demandé un compte</text:p>
      <text:p text:style-name="P27">Pour demander la liste des collaborateurs du projet <text:span text:style-name="Source_20_Text">P19123</text:span> <text:span text:style-name="T24">ayant demandé un login</text:span>, il suffit d’envoyer la commande :</text:p>
      <text:p text:style-name="P29"><text:span text:style-name="Source_20_Text"><text:span text:style-name="T23">curl --silent --netrc https://url-de-gramc/adminux/getloginnames/P19123/projet</text:span></text:span></text:p>
      <text:p text:style-name="P27">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28">On voit qu’Alice Dupont a demandé un login mais son champ loginname est null, ce qui signifie que le login n’est pas encore créé (ou <text:span text:style-name="T34">ou que les bases de données ne sont pas synchronisées</text:span>). Afin de synchroniser les deux bases de données il suffit d’envoyer la commande :</text:p>
      <text:p text:style-name="Text_20_body"><text:span text:style-name="Source_20_Text"><text:span text:style-name="T35">curl --silent --netrc </text:span></text:span><text:span text:style-name="Source_20_Text"><text:span text:style-name="T36">\<text:line-break/></text:span></text:span><text:span text:style-name="Source_20_Text"><text:span text:style-name="T35">https://url-de-gramc/adminux/setloginname/P19123/projet/503/individu/adupont/loginname<text:line-break/>OK</text:span></text:span></text:p>
      <text:p text:style-name="P33"><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30">La consommation des ressources est chargée dans la table COMPTA de la base de données, à condition que le supercalculateur se connecte régulièrement (une fois par jour au maximum) pour alimenter la base. Pour cela il est nécessaire de :</text:p>
      <text:list xml:id="list3626754502142203660" text:style-name="L11">
        <text:list-item>
          <text:p text:style-name="P74">générer un fichier au format csv rendant compte de la consommation des différentes ressources</text:p>
        </text:list-item>
        <text:list-item>
          <text:p text:style-name="P51">téléverser ce fichier</text:p>
        </text:list-item>
      </text:list>
      <text:h text:style-name="Heading_20_4" text:outline-level="4">Fichier de consommation des ressources :</text:h>
      <text:p text:style-name="P30">Les champs du fichier sont les suivants :</text:p>
      <text:list xml:id="list145809471656613" text:continue-list="list4080180555334102649" text:style-name="List_20_1">
        <text:list-item>
          <text:p text:style-name="P73">date</text:p>
        </text:list-item>
        <text:list-item>
          <text:p text:style-name="P75">nom de login ou nom de groupe</text:p>
        </text:list-item>
        <text:list-item>
          <text:p text:style-name="P75">nom de la ressource (libre)</text:p>
        </text:list-item>
        <text:list-item>
          <text:p text:style-name="P75"><text:soft-page-break/>user ou group</text:p>
        </text:list-item>
        <text:list-item>
          <text:p text:style-name="P75">Consommation</text:p>
        </text:list-item>
        <text:list-item>
          <text:p text:style-name="P73">Quota de cet utilisateur ou de ce groupe (éventuellement quota du groupe d’appartenance de l’utilisateur)</text:p>
        </text:list-item>
      </text:list>
      <text:p text:style-name="List_20_1"/>
      <text:p text:style-name="P30">Ci-dessous un exemple de fichier <text:span text:style-name="Source_20_Text">compta.csv</text:span> :</text:p>
      <text:p text:style-name="P3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0">Le téléversement du fichier, et donc l’alimentation de la base de données, se fait par la commande :</text:p>
      <text:p text:style-name="P34"><text:span text:style-name="Source_20_Text"><text:span text:style-name="T37">curl --silent --netrc --upload-file compta.csv \<text:line-break/>https://url-de-gramc/adminux/compta_update_batch</text:span></text:span></text:p>
      <text:h text:style-name="Heading_20_4" text:outline-level="4">Affichage des consommations :</text:h>
      <text:p text:style-name="P53">A ce jour cette table n’est pas utilisée pour afficher les consommations et les quotas.</text:p>
      <text:p text:style-name="P53"/>
      <text:p text:style-name="P52">A AJOUTER</text:p>
      <text:p text:style-name="P54"/>
      <text:p text:style-name="P54"/>
      <text:p text:style-name="P54">Modifier le logiciel pour un autre mésocentre :</text:p>
      <text:list xml:id="list9066875283207769045" text:style-name="L12">
        <text:list-item>
          <text:p text:style-name="P55">Copier le fichier à modifier dans mesocentres/criann/…</text:p>
        </text:list-item>
        <text:list-item>
          <text:p text:style-name="P55">Copier le fichier dans mesocentres/calmip/…</text:p>
        </text:list-item>
        <text:list-item>
          <text:p text:style-name="P55">Remplacer le fichier par un lien symbolique</text:p>
        </text:list-item>
        <text:list-item>
          <text:p text:style-name="P55">Editer le copie du fichier dans criann</text:p>
        </text:list-item>
      </text:list>
      <text:p text:style-name="P54"/>
      <text:p text:style-name="P54">Installer le logiciel pour le criann ou pour calmip :</text:p>
      <text:p text:style-name="P54"/>
      <text:p text:style-name="P54">rm altermesoc</text:p>
      <text:p text:style-name="P54">ln -s mesocentres/criann altermesoc</text:p>
      <text:p text:style-name="P54"/>
      <text:p text:style-name="P5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text-indent="-18pt"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7-12T14:58:07.769059269</dc:date>
    <meta:editing-duration>PT6H59M42S</meta:editing-duration>
    <meta:editing-cycles>19</meta:editing-cycles>
    <meta:generator>LibreOffice/5.1.6.2$Linux_X86_64 LibreOffice_project/10m0$Build-2</meta:generator>
    <dc:creator>Emmanuel Courcelle</dc:creator>
    <meta:document-statistic meta:table-count="0" meta:image-count="0" meta:object-count="0" meta:page-count="9" meta:paragraph-count="163" meta:word-count="3129" meta:character-count="20944" meta:non-whitespace-character-count="18010"/>
  </office:meta>
</office:document-meta>
</file>